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DSP là gì ***</text:p>
      <text:p text:style-name="Standard">- Digital: hoạt động dùng các tín hiệu rời rạc để biểu diễn dữ liệu dưới dạng số hóa</text:p>
      <text:p text:style-name="Standard">- Signal: tham số biến nhờ thông tin được rung chuyển trên các mạch điện tử</text:p>
      <text:p text:style-name="Standard">- Processing: Thực hiện các tác vụ trên dữ liệu theo những lệnh được lập trình trước</text:p>
      <text:p text:style-name="Standard">**Thực hiện các tác vụ trên dữ liệu được lập trình trước**</text:p>
      <text:p text:style-name="Standard">Ưu điểm của tín hiệu số</text:p>
      <text:p text:style-name="Standard">Độ chính xác cao</text:p>
      <text:p text:style-name="Standard">Sao chép trung thực, tin cậy</text:p>
      <text:p text:style-name="Standard">Tính bền vững</text:p>
      <text:p text:style-name="Standard">Linh hoạt và mềm dẻo</text:p>
      <text:p text:style-name="Standard">thời gian thiết kế nhanh</text:p>
      <text:p text:style-name="Standard">các chip DSP ngày càng hoàn thiện và có độ tích hợp cao</text:p>
      <text:p text:style-name="Standard"/>
      <text:p text:style-name="Standard"/>
      <text:p text:style-name="Standard">Công nghệ DSP</text:p>
      <text:p text:style-name="Standard">Bộ xử lý tín hiệu số là một thiết bị đặc thù được thiết kế cho lĩnh vự thực thi các phép tính toán học để <text:s/>thao tác trên các dữ liệu số, những dữ liệu được truyền từ sensor. Mục tiêu của sự chuyên biệt này là để quá trình xử lý dữ liệu diễn ra nhanh nhất có thể, từ đó đưa ra được chuỗi kết quả đáp ứng tính thời gian thực</text:p>
      <text:p text:style-name="Standard">Cấu trúc cơ bản của DSP gồm 4 phần</text:p>
      <text:p text:style-name="Standard">- bộ nhớ</text:p>
      <text:p text:style-name="Standard">CPU </text:p>
      <text:p text:style-name="Standard">Tập lệnh</text:p>
      <text:p text:style-name="Standard">Các Bus</text:p>
      <text:p text:style-name="Standard"/>
      <text:p text:style-name="Standard"><text:s/>Khái niệm về tín hiệu</text:p>
      <text:p text:style-name="Standard">Về mặt vật lý: tín hiệu là dạng biểu diễn vật lý của thông tin</text:p>
      <text:p text:style-name="Standard">Về mặt toán học: tín hiệu là các hàm</text:p>
      <text:p text:style-name="Standard"/>
      <text:p text:style-name="Standard">Phân loại tín hiệu</text:p>
      <text:p text:style-name="Standard"/>
      <text:p text:style-name="Standard">tín hiệu liên tục: biến liê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20:34:07.084565041</meta:creation-date>
    <dc:date>2023-04-10T22:45:53.774298665</dc:date>
    <meta:editing-duration>PT1H41M16S</meta:editing-duration>
    <meta:editing-cycles>1</meta:editing-cycles>
    <meta:document-statistic meta:table-count="0" meta:image-count="0" meta:object-count="0" meta:page-count="1" meta:paragraph-count="24" meta:word-count="245" meta:character-count="1060" meta:non-whitespace-character-count="836"/>
    <meta:generator>LibreOffice/7.3.7.2$Linux_X86_64 LibreOffice_project/30$Build-2</meta:generator>
  </office:meta>
</office:document-meta>
</file>